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weight="bold" style:font-weight-asian="bold" style:font-weight-complex="bold"/>
    </style:style>
    <style:style style:name="P3" style:family="paragraph" style:parent-style-name="Standard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Courier New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e A familles</text:p>
      <text:p text:style-name="P1"/>
      <text:p text:style-name="P2">(A.i)</text:p>
      <text:p text:style-name="P1">?- consult(familles).</text:p>
      <text:p text:style-name="P1">true.</text:p>
      <text:p text:style-name="P1"/>
      <text:p text:style-name="P1">?- homme(paul).</text:p>
      <text:p text:style-name="P1">true.</text:p>
      <text:p text:style-name="P1"/>
      <text:p text:style-name="P1">?- femme(benoit).</text:p>
      <text:p text:style-name="P1">false.</text:p>
      <text:p text:style-name="P1"/>
      <text:p text:style-name="P1">?- femme(X).</text:p>
      <text:p text:style-name="P1">X = germaine ;</text:p>
      <text:p text:style-name="P1">X = christiane ;</text:p>
      <text:p text:style-name="P1">X = simone ;</text:p>
      <text:p text:style-name="P1">X = marie ;</text:p>
      <text:p text:style-name="P1">X = sophie ;</text:p>
      <text:p text:style-name="P1">X = madeleine.</text:p>
      <text:p text:style-name="P1"/>
      <text:p text:style-name="P1">?- homme(X).</text:p>
      <text:p text:style-name="P1">X = albert ;</text:p>
      <text:p text:style-name="P1">X = jean ;</text:p>
      <text:p text:style-name="P1">X = paul ;</text:p>
      <text:p text:style-name="P1">X = bertrand ;</text:p>
      <text:p text:style-name="P1">X = louis ;</text:p>
      <text:p text:style-name="P1">X = benoit ;</text:p>
      <text:p text:style-name="P1">X = edgar.</text:p>
      <text:p text:style-name="P1"/>
      <text:p text:style-name="P1">?- parent(marie,sophie).</text:p>
      <text:p text:style-name="P1">true.</text:p>
      <text:p text:style-name="P1"/>
      <text:p text:style-name="P1">?- parent(X,jean),femme(X).</text:p>
      <text:p text:style-name="P1">X = germaine.</text:p>
      <text:p text:style-name="P1"/>
      <text:p text:style-name="P1">?- parent(paul,X).</text:p>
      <text:p text:style-name="P1">X = bertrand ;</text:p>
      <text:p text:style-name="P1">X = sophie ;</text:p>
      <text:p text:style-name="P1">X = edgar.</text:p>
      <text:p text:style-name="P1"/>
      <text:p text:style-name="P1">?- </text:p>
      <text:p text:style-name="P2">(A.ii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49S</meta:editing-duration>
    <meta:editing-cycles>3</meta:editing-cycles>
    <meta:generator>OpenOffice/4.1.7$Win32 OpenOffice.org_project/417m1$Build-9800</meta:generator>
    <dc:date>2020-04-18T01:01:51.86</dc:date>
    <meta:document-statistic meta:table-count="0" meta:image-count="0" meta:object-count="0" meta:page-count="1" meta:paragraph-count="33" meta:word-count="90" meta:character-count="406"/>
    <dc:creator>ambre lamouchi</dc:creator>
    <meta:user-defined meta:name="Info 1"/>
    <meta:user-defined meta:name="Info 2"/>
    <meta:user-defined meta:name="Info 3"/>
    <meta:user-defined meta:name="Info 4"/>
  </office:meta>
</office:document-meta>
</file>